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063371" officeooo:paragraph-rsid="00063371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1pt" style:text-underline-style="none" officeooo:rsid="00063371" officeooo:paragraph-rsid="00063371" style:font-size-asian="9.60000038146973pt" style:font-size-complex="11pt"/>
    </style:style>
    <style:style style:name="P3" style:family="paragraph" style:parent-style-name="Header">
      <style:paragraph-properties fo:text-align="justify" style:justify-single-word="false"/>
      <style:text-properties officeooo:rsid="00063371" officeooo:paragraph-rsid="00063371"/>
    </style:style>
    <style:style style:name="P4" style:family="paragraph" style:parent-style-name="Footer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tividad 1</text:p>
      <text:p text:style-name="P1"/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officeooo:rsid="00063371" officeooo:paragraph-rsid="00063371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Técnicas Avanzadas de Diseño Digital 2017 <text:s text:c="42"/>De La Cruz Arbizu, Federico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8T17:13:02.052148825</meta:creation-date>
    <meta:generator>LibreOffice/5.1.4.2$Linux_x86 LibreOffice_project/10m0$Build-2</meta:generator>
    <dc:date>2017-03-18T17:18:16.971546788</dc:date>
    <meta:editing-duration>PT5M18S</meta:editing-duration>
    <meta:editing-cycles>1</meta:editing-cycles>
    <meta:document-statistic meta:table-count="0" meta:image-count="0" meta:object-count="0" meta:page-count="1" meta:paragraph-count="4" meta:word-count="14" meta:character-count="124" meta:non-whitespace-character-count="70"/>
  </office:meta>
</office:document-meta>
</file>